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51.56094mm" fo:page-width="63.353477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7.843136787414551%" draw:stroke="none"/>
    </style:style>
    <style:style style:family="graphic" style:name="style-3">
      <style:graphic-properties draw:fill="solid" draw:fill-color="#000000" draw:opacity="7.843136787414551%" draw:stroke="none"/>
    </style:style>
    <style:style style:family="graphic" style:name="style-4">
      <style:graphic-properties draw:fill="solid" draw:fill-color="#000000" draw:opacity="100.0%" draw:opacity-name="gradient-1" draw:stroke="solid" svg:stroke-color="#000000" draw:stroke-linejoin="round" svg:stroke-opacity="7.843136787414551%" svg:stroke-width="1.8520832mm"/>
    </style:style>
    <style:style style:family="graphic" style:name="style-5">
      <style:graphic-properties draw:fill="solid" draw:fill-color="#000000" draw:opacity="100.0%" draw:opacity-name="gradient-2" draw:stroke="solid" svg:stroke-color="#000000" draw:stroke-linejoin="round" svg:stroke-opacity="100.0%" svg:stroke-width="1.8520832mm"/>
    </style:style>
    <style:style style:family="graphic" style:name="style-6">
      <style:graphic-properties draw:fill="solid" draw:fill-color="#000000" draw:opacity="100.0%" draw:opacity-name="gradient-3" draw:stroke="solid" svg:stroke-color="#000000" draw:stroke-linejoin="round" svg:stroke-opacity="100.0%" svg:stroke-width="1.8520832mm"/>
    </style:style>
    <style:style style:family="graphic" style:name="style-7">
      <style:graphic-properties draw:fill="solid" draw:fill-color="#000000" draw:opacity="100.0%" draw:stroke="none"/>
    </style:style>
    <style:style style:family="graphic" style:name="style-8">
      <style:graphic-properties draw:fill="solid" draw:fill-color="#000000" draw:opacity="100.0%" draw:stroke="none"/>
    </style:style>
    <style:style style:family="graphic" style:name="style-9">
      <style:graphic-properties draw:fill="none" draw:stroke="solid" svg:stroke-color="#000000" draw:stroke-linejoin="miter" svg:stroke-opacity="100.0%" svg:stroke-width="1.0583333mm"/>
    </style:style>
    <style:style style:family="graphic" style:name="style-10">
      <style:graphic-properties draw:fill="none" draw:stroke="solid" svg:stroke-color="#000000" draw:stroke-linejoin="miter" svg:stroke-opacity="100.0%" svg:stroke-width="1.0583333mm"/>
    </style:style>
    <style:style style:family="graphic" style:name="style-11">
      <style:graphic-properties draw:fill="none" draw:stroke="solid" svg:stroke-color="#000000" draw:stroke-linejoin="miter" svg:stroke-opacity="100.0%" svg:stroke-width="1.0583333mm"/>
    </style:style>
    <style:style style:family="graphic" style:name="style-12">
      <style:graphic-properties draw:fill="none" draw:stroke="solid" svg:stroke-color="#000000" draw:stroke-linejoin="miter" svg:stroke-opacity="100.0%" svg:stroke-width="1.0583333mm"/>
    </style:style>
    <style:style style:family="graphic" style:name="style-13">
      <style:graphic-properties draw:fill="none" draw:stroke="solid" svg:stroke-color="#000000" draw:stroke-linejoin="miter" svg:stroke-opacity="100.0%" svg:stroke-width="1.0583333mm"/>
    </style:style>
    <style:style style:family="graphic" style:name="style-14">
      <style:graphic-properties draw:fill="none" draw:stroke="solid" svg:stroke-color="#000000" draw:stroke-linejoin="miter" svg:stroke-opacity="100.0%" svg:stroke-width="1.0583333mm"/>
    </style:style>
    <style:style style:family="graphic" style:name="style-15">
      <style:graphic-properties draw:fill="none" draw:stroke="solid" svg:stroke-color="#000000" draw:stroke-linejoin="miter" svg:stroke-opacity="100.0%" svg:stroke-width="1.0583333mm"/>
    </style:style>
    <style:style style:family="graphic" style:name="style-16">
      <style:graphic-properties draw:fill="none" draw:stroke="solid" svg:stroke-color="#000000" draw:stroke-linejoin="miter" svg:stroke-opacity="100.0%" svg:stroke-width="1.0583333mm"/>
    </style:style>
    <style:style style:family="graphic" style:name="style-17">
      <style:graphic-properties draw:fill="none" draw:stroke="solid" svg:stroke-color="#000000" draw:stroke-linejoin="miter" svg:stroke-opacity="100.0%" svg:stroke-width="1.0583333mm"/>
    </style:style>
  </office:automatic-styles>
  <office:body>
    <office:drawing>
      <draw:page draw:master-page-name="Default" draw:name="page1" draw:style-name="DP1">
        <draw:g draw:id="svg2">
          <draw:g draw:id="g7317">
            <draw:path svg:d="M 810.26764 405.3814 C 810.4045 629.22754 628.97986 810.7628 405.13373 810.7628 C 181.28778 810.7628 -0.1368618 629.22754 0.0 405.3814 C -0.1368618 181.53526 181.28778 0.0 405.13373 0.0 C 628.97986 0.0 810.4045 181.53526 810.26764 405.3814 z" svg:height="8.10763mm" draw:style-name="style-2" svg:viewBox="0.0 0.0 810.2678 810.763" svg:width="8.102678mm" svg:x="11.325326mm" svg:y="43.455788mm"/>
            <draw:path svg:d="M 810.26764 405.3814 C 810.4045 629.22754 628.97986 810.7628 405.13373 810.7628 C 181.28778 810.7628 -0.1368618 629.22754 0.0 405.3814 C -0.1368618 181.53526 181.28778 0.0 405.13373 0.0 C 628.97986 0.0 810.4045 181.53526 810.26764 405.3814 z" svg:height="8.10763mm" draw:style-name="style-3" svg:viewBox="0.0 0.0 810.2678 810.763" svg:width="8.102678mm" svg:x="41.157906mm" svg:y="43.455708mm"/>
            <draw:path svg:d="M 0.0 0.0 L 699.7767 561.66266 L 1353.5154 2854.352 L 4576.1714 2854.352 L 6021.7627 745.8148 z M 1348.8772 2866.1682 L 665.55475 3836.1897 L 5264.1323 3836.1897 z M 782.645 865.5136 L 5902.064 865.5136 z M 985.212 1546.8745 L 5460.1 1565.2899 z M 1169.3638 2154.5757 L 5036.551 2154.5757 z M 1204.4502 907.47845 L 1204.4502 2288.0728 z M 1941.6974 907.47845 L 1941.6974 2837.6807 z M 2731.907 907.47845 L 2731.907 2837.6807 z M 3524.4473 907.47845 L 3524.4473 2837.6807 z M 4374.613 907.47845 L 4374.613 2823.813 z M 5222.4463 905.75824 L 5222.4463 1878.6437 z" svg:height="38.361897mm" draw:style-name="style-4" svg:viewBox="0.0 0.0 6021.7627 3836.1897" svg:width="60.21763mm" svg:x="2.2098098mm" svg:y="2.460121mm"/>
          </draw:g>
          <draw:g draw:id="g1886">
            <draw:path svg:d="M 0.0 0.0 L 699.77673 561.6629 L 1353.5154 2854.3525 L 4576.1714 2854.3525 L 6021.7627 745.8147 z" svg:height="28.543524mm" draw:style-name="style-5" svg:viewBox="0.0 0.0 6021.7627 2854.3525" svg:width="60.21763mm" svg:x="0.9260416mm" svg:y="0.9260416mm"/>
            <draw:path svg:d="M 683.3225 0.0 L 0.0 970.0209 L 4598.5776 970.0209 z" svg:height="9.700209mm" draw:style-name="style-6" svg:viewBox="0.0 0.0 4598.577 970.0209" svg:width="45.98577mm" svg:x="7.5815887mm" svg:y="29.587725mm"/>
            <draw:path svg:d="M 810.26764 405.3814 C 810.4045 629.22754 628.97986 810.7628 405.13373 810.7628 C 181.28778 810.7628 -0.1368618 629.22754 0.0 405.3814 C -0.1368618 181.53526 181.28778 0.0 405.13373 0.0 C 628.97986 0.0 810.4045 181.53526 810.26764 405.3814 z" svg:height="8.10763mm" draw:style-name="style-7" svg:viewBox="0.0 0.0 810.2678 810.763" svg:width="8.102678mm" svg:x="10.04156mm" svg:y="41.921703mm"/>
            <draw:path svg:d="M 810.26764 405.3814 C 810.4045 629.22754 628.97986 810.7628 405.13373 810.7628 C 181.28778 810.7628 -0.1368618 629.22754 0.0 405.3814 C -0.1368618 181.53526 181.28778 0.0 405.13373 0.0 C 628.97986 0.0 810.4045 181.53526 810.26764 405.3814 z" svg:height="8.10763mm" draw:style-name="style-8" svg:viewBox="0.0 0.0 810.2678 810.763" svg:width="8.102678mm" svg:x="39.874138mm" svg:y="41.92164mm"/>
            <draw:path svg:d="M 0.0 0.0 L 5119.4194 0.0" svg:height="0.0mm" draw:style-name="style-9" svg:viewBox="0.0 0.0 5119.419 1.0" svg:width="51.19419mm" svg:x="8.752491mm" svg:y="9.581175mm"/>
            <draw:path svg:d="M 0.0 0.0 L 4474.888 18.41528" svg:height="0.1841528mm" draw:style-name="style-10" svg:viewBox="0.0 0.0 4474.888 18.41528" svg:width="44.748882mm" svg:x="10.778161mm" svg:y="16.394789mm"/>
            <draw:path svg:d="M 0.0 0.0 L 3867.187 0.0" svg:height="0.0mm" draw:style-name="style-11" svg:viewBox="0.0 0.0 3867.187 1.0" svg:width="38.67187mm" svg:x="12.619679mm" svg:y="22.4718mm"/>
            <draw:path svg:d="M 0.0 0.0 L 0.0 1539.3446" svg:height="15.393446mm" draw:style-name="style-12" svg:viewBox="0.0 0.0 1.0 1539.3446" svg:width="0.0mm" svg:x="12.970544mm" svg:y="9.47166mm"/>
            <draw:path svg:d="M 0.0 0.0 L 0.0 1983.1191" svg:height="19.831192mm" draw:style-name="style-13" svg:viewBox="0.0 0.0 1.0 1983.1191" svg:width="0.0mm" svg:x="20.343016mm" svg:y="9.47166mm"/>
            <draw:path svg:d="M 0.0 0.0 L 0.0 1983.1191" svg:height="19.831192mm" draw:style-name="style-14" svg:viewBox="0.0 0.0 1.0 1983.1191" svg:width="0.0mm" svg:x="28.245111mm" svg:y="9.47166mm"/>
            <draw:path svg:d="M 0.0 0.0 L 0.0 1983.1191" svg:height="19.831192mm" draw:style-name="style-15" svg:viewBox="0.0 0.0 1.0 1983.1191" svg:width="0.0mm" svg:x="36.170517mm" svg:y="9.47166mm"/>
            <draw:path svg:d="M 0.0 0.0 L 0.0 1969.2512" svg:height="19.692513mm" draw:style-name="style-16" svg:viewBox="0.0 0.0 1.0 1969.2512" svg:width="0.0mm" svg:x="44.67217mm" svg:y="9.47166mm"/>
            <draw:path svg:d="M 0.0 0.0 L 0.0 1025.802" svg:height="10.258019mm" draw:style-name="style-17" svg:viewBox="0.0 0.0 1.0 1025.802" svg:width="0.0mm" svg:x="53.15051mm" svg:y="9.454457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opacity draw:angle="880" draw:border="-58.34715%" draw:display-name="gradient-1" draw:end="0.0%" draw:name="gradient-1" draw:start="100.0%" draw:style="linear"/>
    <draw:opacity draw:angle="880" draw:border="-56.64449%" draw:display-name="gradient-2" draw:end="0.0%" draw:name="gradient-2" draw:start="100.0%" draw:style="linear"/>
    <draw:opacity draw:angle="886" draw:border="-117.95682%" draw:display-name="gradient-3" draw:end="0.0%" draw:name="gradient-3" draw:start="100.0%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51.56094mm" fo:page-width="63.353477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